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55c8" officeooo:paragraph-rsid="000055c8"/>
    </style:style>
    <style:style style:name="P2" style:family="paragraph" style:parent-style-name="Standard">
      <style:text-properties officeooo:rsid="00016a73" officeooo:paragraph-rsid="00016a73"/>
    </style:style>
    <style:style style:name="P3" style:family="paragraph" style:parent-style-name="Standard">
      <style:text-properties officeooo:rsid="000055c8" officeooo:paragraph-rsid="000055c8"/>
    </style:style>
    <style:style style:name="P4" style:family="paragraph" style:parent-style-name="Standard">
      <style:text-properties fo:font-weight="bold" officeooo:rsid="000055c8" officeooo:paragraph-rsid="000055c8" style:font-weight-asian="bold" style:font-weight-complex="bold"/>
    </style:style>
    <style:style style:name="P5" style:family="paragraph" style:parent-style-name="Preformatted_20_Text">
      <style:text-properties fo:font-weight="bold" style:font-weight-asian="bold" style:font-weight-complex="bold"/>
    </style:style>
    <style:style style:name="T1" style:family="text">
      <style:text-properties fo:color="#cf8e6d"/>
    </style:style>
    <style:style style:name="T2" style:family="text">
      <style:text-properties fo:color="#cf8e6d" style:font-name="JetBrains Mono" fo:font-size="9.80000019073486pt" fo:background-color="#1e1f22" loext:char-shading-value="0"/>
    </style:style>
    <style:style style:name="T3" style:family="text">
      <style:text-properties fo:color="#cf8e6d" style:font-name="JetBrains Mono" fo:font-size="9.80000019073486pt" officeooo:rsid="000055c8" fo:background-color="#1e1f22" loext:char-shading-value="0"/>
    </style:style>
    <style:style style:name="T4" style:family="text">
      <style:text-properties fo:color="#aa4926"/>
    </style:style>
    <style:style style:name="T5" style:family="text">
      <style:text-properties fo:color="#aa4926" style:font-name="JetBrains Mono" fo:font-size="9.80000019073486pt" fo:background-color="#1e1f22" loext:char-shading-value="0"/>
    </style:style>
    <style:style style:name="T6" style:family="text">
      <style:text-properties fo:color="#6aab73"/>
    </style:style>
    <style:style style:name="T7" style:family="text">
      <style:text-properties fo:color="#6aab73" style:font-name="JetBrains Mono" fo:font-size="9.80000019073486pt" fo:background-color="#1e1f22" loext:char-shading-value="0"/>
    </style:style>
    <style:style style:name="T8" style:family="text">
      <style:text-properties fo:color="#6aab73" fo:background-color="#293c40" loext:char-shading-value="0"/>
    </style:style>
    <style:style style:name="T9" style:family="text">
      <style:text-properties fo:color="#bcbec4" style:font-name="JetBrains Mono" fo:font-size="9.80000019073486pt" fo:background-color="#1e1f22" loext:char-shading-value="0"/>
    </style:style>
    <style:style style:name="T10" style:family="text">
      <style:text-properties fo:color="#bcbec4" style:font-name="JetBrains Mono" fo:font-size="9.80000019073486pt" officeooo:rsid="000055c8" fo:background-color="#1e1f22" loext:char-shading-value="0"/>
    </style:style>
    <style:style style:name="T11" style:family="text">
      <style:text-properties fo:color="#bcbec4" style:font-name="JetBrains Mono" fo:font-size="9.80000019073486pt" officeooo:rsid="0001f7b4" fo:background-color="#1e1f22" loext:char-shading-value="0"/>
    </style:style>
    <style:style style:name="T12" style:family="text">
      <style:text-properties fo:color="#2aacb8"/>
    </style:style>
    <style:style style:name="T13" style:family="text">
      <style:text-properties fo:color="#8888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ve five paragraphs of data into 5 differsnt files </text:p>
      <text:p text:style-name="P1"/>
      <text:p text:style-name="P5">from pyspark import SparkContext</text:p>
      <text:p text:style-name="P5">sp=SparkContext(master='local',appName='spark_rdd').getOrCreate()</text:p>
      <text:p text:style-name="P5"/>
      <text:p text:style-name="P4">1 each file word count [coount desc]</text:p>
      <text:p text:style-name="P4"/>
      <text:p text:style-name="P5">core=sp.textFile('/home/divasrajan/PycharmProjects/spark/core')</text:p>
      <text:p text:style-name="P5">core1=core.flatMap(lambda x:x.split(' ')).map(lambda x:(x,1)).reduceByKey(lambda x,y:x+y).sortBy(lambda x:x[1],ascending=False)</text:p>
      <text:p text:style-name="P5"># core1.foreach(print)</text:p>
      <text:p text:style-name="P5"/>
      <text:p text:style-name="P5">sql=sp.textFile('/home/divasrajan/PycharmProjects/spark/sql')</text:p>
      <text:p text:style-name="P5">sql1=sql.flatMap(lambda x:x.split(' ')).map(lambda x:(x,1)).reduceByKey(lambda x,y:x+y).sortBy(lambda x:x[1],ascending=False)</text:p>
      <text:p text:style-name="P5"># sql1.foreach(print)</text:p>
      <text:p text:style-name="P5"/>
      <text:p text:style-name="P5">mlib=sp.textFile('/home/divasrajan/PycharmProjects/spark/mlib')</text:p>
      <text:p text:style-name="P5">mlib1=mlib.flatMap(lambda x:x.split(' ')).map(lambda x:(x,1)).reduceByKey(lambda x,y:x+y).sortBy(lambda x:x[1],ascending=False)</text:p>
      <text:p text:style-name="P5"># mlib1.foreach(print)</text:p>
      <text:p text:style-name="P5"/>
      <text:p text:style-name="P5">strm=sp.textFile('/home/divasrajan/PycharmProjects/spark/streaming')</text:p>
      <text:p text:style-name="P5">str1=strm.flatMap(lambda x:x.split(' ')).map(lambda x:(x,1)).reduceByKey(lambda x,y:x+y).sortBy(lambda x:x[1],ascending=False)</text:p>
      <text:p text:style-name="P5"># str1.foreach(print)</text:p>
      <text:p text:style-name="P5"/>
      <text:p text:style-name="P5">graph=sp.textFile('/home/divasrajan/PycharmProjects/spark/graphx')</text:p>
      <text:p text:style-name="P5">gra1=graph.flatMap(lambda x:x.split(' ')).map(lambda x:(x,1)).reduceByKey(lambda x,y:x+y).sortBy(lambda x:x[1],ascending=False)</text:p>
      <text:p text:style-name="P5"># gra1.foreach(print)</text:p>
      <text:p text:style-name="P4"/>
      <text:p text:style-name="P1">2. each file top 3 words collect</text:p>
      <text:p text:style-name="P1"/>
      <text:p text:style-name="P5">t3c=core1.take(3)</text:p>
      <text:p text:style-name="P5"># print(t3c)</text:p>
      <text:p text:style-name="P5"/>
      <text:p text:style-name="P5">t3s=sql1.take(3)</text:p>
      <text:p text:style-name="P5"># print(t3s)</text:p>
      <text:p text:style-name="P5"/>
      <text:p text:style-name="P5">t3m=mlib1.take(3)</text:p>
      <text:p text:style-name="P5"># print(t3m)</text:p>
      <text:p text:style-name="P5"/>
      <text:p text:style-name="P5">t3st=str1.take(3)</text:p>
      <text:p text:style-name="P5"># print(t3st)</text:p>
      <text:p text:style-name="P5"/>
      <text:p text:style-name="P5">t3g=gra1.take(3)</text:p>
      <text:p text:style-name="P5"># print(t3g)</text:p>
      <text:p text:style-name="P1"/>
      <text:p text:style-name="P1">3.combine all 5 files and find word count</text:p>
      <text:p text:style-name="P4"/>
      <text:p text:style-name="P5">rdd=sp.union([core,sql,mlib,strm,graph])</text:p>
      <text:p text:style-name="P5"># rdd.foreach(print)</text:p>
      <text:p text:style-name="P5"/>
      <text:p text:style-name="P5">rdd1=rdd.flatMap(lambda x:x.split(' ')).countByValue()</text:p>
      <text:p text:style-name="P5"># print(rdd1)</text:p>
      <text:p text:style-name="P1"/>
      <text:p text:style-name="P1">4.top 4 words collect</text:p>
      <text:p text:style-name="P4"/>
      <text:p text:style-name="P5">rdd2=rdd.flatMap(lambda x:x.split(' ')).map(lambda x:(x,1)).reduceByKey(lambda x,y:x+y).sortBy(lambda x:x[1],ascending=False).take(4)</text:p>
      <text:p text:style-name="P5"><text:soft-page-break/># print(rdd2)</text:p>
      <text:p text:style-name="P1"/>
      <text:p text:style-name="P1">5.special character remove find word count</text:p>
      <text:p text:style-name="Preformatted_20_Text">import re</text:p>
      <text:p text:style-name="Preformatted_20_Text"/>
      <text:p text:style-name="Preformatted_20_Text"/>
      <text:p text:style-name="P5">rdd3=rdd.map(lambda x:re.sub('[^a-zA-Z0-9\s]','',x))</text:p>
      <text:p text:style-name="P5"># rdd3.foreach(print)</text:p>
      <text:p text:style-name="P1"/>
      <text:p text:style-name="P1">6.stop words remove and word count</text:p>
      <text:p text:style-name="P1"/>
      <text:p text:style-name="P5"># import nltk</text:p>
      <text:p text:style-name="P5"># from nltk.corpus import stopwords</text:p>
      <text:p text:style-name="P5"># nltk.download('stopwords')</text:p>
      <text:p text:style-name="P5"># stop=stopwords.words('english')</text:p>
      <text:p text:style-name="P5"/>
      <text:p text:style-name="P5">stopwords = ["a", "about", "above", "after", "again", "against", "all", "am", "an", "and","any", "are", "aren't", "as", "at", "be", "because", "been", "before", "being","below", "between", "both", "but", "by", "can", "can't", "cannot", "could","couldn't", "did", "didn't", "do", "does", "doesn't", "doing", "don't", "down","during", "each", "few", "for", "from", "further", "had", "hadn't", "has","hasn't", "have", "haven't", "having", "he", "he'd", "he'll", "he's", "her","here", "here's", "hers", "herself", "him", "himself", "his", "how", "how's","i", "i'd", "i'll", "i'm", "i've", "if", "in", "into", "is", "isn't", "it","it's", "its", "itself", "let's", "me", "more", "most", "mustn't", "my","myself", "no", "nor", "not", "of", "off", "on", "once", "only", "or", "other","ought", "our", "ours", "ourselves", "out", "over", "own", "same", "shan't","she", "she'd", "she'll", "she's", "should", "shouldn't", "so", "some", "such","than", "that", "that's", "the", "their", "theirs", "them", "themselves", "then","there", "there's", "these", "they", "they'd", "they'll", "they're", "they've","this", "those", "through", "to", "too", "under", "until", "up", "very", "was","wasn't", "we", "we'd", "we'll", "we're", "we've", "were", "weren't", "what","what's", "when", "when's", "where", "where's", "which", "while", "who", "who's","whom", "why", "why's", "with", "won't", "would", "wouldn't", "you", "you'd","you'll", "you're", "you've", "your", "yours", "yourself", "yourselves"]</text:p>
      <text:p text:style-name="P5"/>
      <text:p text:style-name="P5">rdd6=rdd3.flatMap(lambda x:x.split(' ')).collect()</text:p>
      <text:p text:style-name="P5">lst=[i for i in rdd6 if i.lower() not in stopwords]</text:p>
      <text:p text:style-name="P5"># print(lst)</text:p>
      <text:p text:style-name="P5"/>
      <text:p text:style-name="P5">lst1=[' '.join(lst)]</text:p>
      <text:p text:style-name="P5"># print(lst1)</text:p>
      <text:p text:style-name="P5"/>
      <text:p text:style-name="P5">para=sp.parallelize(lst1)</text:p>
      <text:p text:style-name="P5"># para.foreach(print)</text:p>
      <text:p text:style-name="P5"/>
      <text:p text:style-name="P5">count=para.flatMap(lambda x:x.split(' ')).countByValue()</text:p>
      <text:p text:style-name="P5">print(count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10T08:12:13.473637811</meta:creation-date>
    <dc:date>2023-08-10T20:15:49.828732095</dc:date>
    <meta:editing-duration>PT11M1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57" meta:word-count="331" meta:character-count="3760" meta:non-whitespace-character-count="3485"/>
  </office:meta>
</office:document-meta>
</file>